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24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1776" calcext:value-type="float">
            <text:p>136.8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23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3412" calcext:value-type="float">
            <text:p>135.8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22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836" calcext:value-type="float">
            <text:p>135.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21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1856" calcext:value-type="float">
            <text:p>133.7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19-1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3412" calcext:value-type="float">
            <text:p>135.8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19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7328" calcext:value-type="float">
            <text:p>129.4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18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316" calcext:value-type="float">
            <text:p>131.9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17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5616" calcext:value-type="float">
            <text:p>133.3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16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0816" calcext:value-type="float">
            <text:p>133.0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15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50896" calcext:value-type="float">
            <text:p>129.8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14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4984" calcext:value-type="float">
            <text:p>130.5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13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05504" calcext:value-type="float">
            <text:p>169.0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12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01416" calcext:value-type="float">
            <text:p>168.3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11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01416" calcext:value-type="float">
            <text:p>168.3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10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9324" calcext:value-type="float">
            <text:p>166.8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09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38632" calcext:value-type="float">
            <text:p>165.8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08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76888" calcext:value-type="float">
            <text:p>164.0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05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25968" calcext:value-type="float">
            <text:p>160.5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04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92824" calcext:value-type="float">
            <text:p>158.9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03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09616" calcext:value-type="float">
            <text:p>157.7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02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47872" calcext:value-type="float">
            <text:p>155.9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01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9936" calcext:value-type="float">
            <text:p>154.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2000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9936" calcext:value-type="float">
            <text:p>154.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99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9936" calcext:value-type="float">
            <text:p>154.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98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192" calcext:value-type="float">
            <text:p>153.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97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004" calcext:value-type="float">
            <text:p>155.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96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004" calcext:value-type="float">
            <text:p>155.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9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0352" calcext:value-type="float">
            <text:p>157.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94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004" calcext:value-type="float">
            <text:p>155.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91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192" calcext:value-type="float">
            <text:p>153.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90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9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" calcext:value-type="float">
            <text:p>15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6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096" calcext:value-type="float">
            <text:p>153.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5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08" calcext:value-type="float">
            <text:p>151.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4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08" calcext:value-type="float">
            <text:p>151.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3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3256" calcext:value-type="float">
            <text:p>153.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3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3152" calcext:value-type="float">
            <text:p>153.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3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2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2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1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976" calcext:value-type="float">
            <text:p>139.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1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0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80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79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7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622694</text:p>
          </table:table-cell>
          <table:table-cell office:value-type="string" calcext:value-type="string">
            <text:p>1978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